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5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2.374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10.225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,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,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,04</text:p>
          </table:table-cell>
          <table:table-cell table:number-columns-repeated="1021"/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,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6"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,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,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7">
          <table:table-cell table:style-name="ce11" office:value-type="float" office:value="24" calcext:value-type="float">
            <text:p>24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DMAInit</text:p>
          </table:table-cell>
          <table:table-cell table:number-columns-repeated="1020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09:09:23.0218065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30T10:29:19.078934823</dc:date>
    <meta:editing-duration>P1DT4H25M42S</meta:editing-duration>
    <meta:editing-cycles>235</meta:editing-cycles>
    <meta:document-statistic meta:table-count="2" meta:cell-count="160" meta:object-count="0"/>
    <meta:user-defined meta:name=""/>
    <meta:user-defined meta:name="qrichtext">1</meta:user-defined>
  </office:meta>
</office:document-meta>
</file>